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056in" table:align="left"/>
    </style:style>
    <style:style style:name="Table1.A" style:family="table-column">
      <style:table-column-properties style:column-width="1.1035in"/>
    </style:style>
    <style:style style:name="Table1.B" style:family="table-column">
      <style:table-column-properties style:column-width="2.9549in"/>
    </style:style>
    <style:style style:name="Table1.C" style:family="table-column">
      <style:table-column-properties style:column-width="2.1632in"/>
    </style:style>
    <style:style style:name="Table1.D" style:family="table-column">
      <style:table-column-properties style:column-width="3.184in"/>
    </style:style>
    <style:style style:name="Table1.A1" style:family="table-cell">
      <style:table-cell-properties fo:padding="0.0194in" fo:border="0.0139in solid #000000"/>
    </style:style>
    <style:style style:name="Table1.B1" style:family="table-cell">
      <style:table-cell-properties fo:padding-left="0in" fo:padding-right="0.0194in" fo:padding-top="0.0194in" fo:padding-bottom="0.0194in" fo:border-left="none" fo:border-right="0.0139in solid #000000" fo:border-top="0.0139in solid #000000" fo:border-bottom="0.0139in solid #000000"/>
    </style:style>
    <style:style style:name="Table1.A2" style:family="table-cell">
      <style:table-cell-properties fo:padding-left="0.0194in" fo:padding-right="0.0194in" fo:padding-top="0in" fo:padding-bottom="0.0194in" fo:border-left="0.0139in solid #000000" fo:border-right="0.0139in solid #000000" fo:border-top="none" fo:border-bottom="0.0139in solid #000000"/>
    </style:style>
    <style:style style:name="Table1.B2" style:family="table-cell">
      <style:table-cell-properties fo:padding-left="0in" fo:padding-right="0.0194in" fo:padding-top="0in" fo:padding-bottom="0.0194in" fo:border-left="none" fo:border-right="0.0139in solid #000000" fo:border-top="none" fo:border-bottom="0.0139in solid #000000"/>
    </style:style>
    <style:style style:name="Table1.6" style:family="table-row">
      <style:table-row-properties style:min-row-height="0.0743in"/>
    </style:style>
    <style:style style:name="Table1.A10" style:family="table-cell">
      <style:table-cell-properties fo:background-color="#cccccc" fo:padding-left="0.0194in" fo:padding-right="0.0194in" fo:padding-top="0in" fo:padding-bottom="0.0194in" fo:border-left="0.0139in solid #000000" fo:border-right="0.0139in solid #000000" fo:border-top="none" fo:border-bottom="0.0139in solid #000000">
        <style:background-image/>
      </style:table-cell-properties>
    </style:style>
    <style:style style:name="Table1.B10" style:family="table-cell">
      <style:table-cell-properties fo:background-color="#cccccc" fo:padding-left="0in" fo:padding-right="0.0194in" fo:padding-top="0in" fo:padding-bottom="0.0194in" fo:border-left="none" fo:border-right="0.0139in solid #000000" fo:border-top="none" fo:border-bottom="0.0139in solid #000000">
        <style:background-image/>
      </style:table-cell-properties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fo:font-weight="bold" style:font-size-asian="8pt" style:font-size-complex="8pt"/>
    </style:style>
    <style:style style:name="P3" style:family="paragraph" style:parent-style-name="Table_20_Contents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4" style:family="paragraph" style:parent-style-name="Table_20_Contents">
      <style:paragraph-properties loext:contextual-spacing="false" fo:margin-left="0in" fo:margin-right="0in" fo:margin-top="0in" fo:margin-bottom="0in" fo:text-align="justify" style:justify-single-word="false" fo:text-indent="0in" style:auto-text-indent="false"/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loext:contextual-spacing="false" fo:margin-left="0in" fo:margin-right="0in" fo:margin-top="0in" fo:margin-bottom="0in" fo:text-align="center" style:justify-single-word="false" fo:text-indent="0in" style:auto-text-indent="false"/>
      <style:text-properties style:font-name="Verdana" fo:font-size="8pt" style:font-size-asian="8pt" style:font-size-complex="8pt"/>
    </style:style>
    <style:style style:name="P6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7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8" style:family="paragraph" style:parent-style-name="Text_20_body">
      <style:paragraph-properties loext:contextual-spacing="false" fo:margin-left="0in" fo:margin-right="0in" fo:margin-top="0in" fo:margin-bottom="0in" fo:text-indent="0in" style:auto-text-indent="false" fo:break-before="pag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</text:span><text:span text:style-name="T1">S 192 Software Engineering II</text:span></text:p>
      <text:p text:style-name="P7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2">Activity</text:p>
          </table:table-cell>
          <table:table-cell table:style-name="Table1.B1" office:value-type="string">
            <text:p text:style-name="P2">Accountability</text:p>
            <text:p text:style-name="P2">(Name of Individual)</text:p>
          </table:table-cell>
          <table:table-cell table:style-name="Table1.B1" office:value-type="string">
            <text:p text:style-name="P2">Comments/Remarks</text:p>
          </table:table-cell>
        </table:table-row>
        <table:table-row>
          <table:table-cell table:style-name="Table1.A2" table:number-rows-spanned="2" office:value-type="string">
            <text:p text:style-name="P4">Jan 28</text:p>
            <text:p text:style-name="P4">Jan 30</text:p>
          </table:table-cell>
          <table:table-cell table:style-name="Table1.B2" office:value-type="string">
            <text:p text:style-name="P4">Estimate and plan the implementation</text:p>
            <text:p text:style-name="P4">Make and sign team contrac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4">Formulate Code Review Checklist</text:p>
            <text:p text:style-name="P4">Formulate User Acceptance Criteria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4"><text:s/>Feb 04</text:p>
            <text:p text:style-name="P4">Feb 06</text:p>
          </table:table-cell>
          <table:table-cell table:style-name="Table1.B2" office:value-type="string">
            <text:p text:style-name="P4">Code, Unit Test:</text:p>
            <text:p text:style-name="P4">1. Create Subjects</text:p>
            <text:p text:style-name="P4">2. Create Notes</text:p>
            <text:p text:style-name="P4">3. View Subjects</text:p>
          </table:table-cell>
          <table:table-cell table:style-name="Table1.B2" office:value-type="string">
            <text:p text:style-name="P4"/>
            <text:p text:style-name="P4"><text:s text:c="2"/>Jannieca Camba</text:p>
            <text:p text:style-name="P4"><text:s text:c="2"/>Patrick Leiniel H. Domingo</text:p>
            <text:p text:style-name="P4"><text:s text:c="2"/>Joni Marie Jimenez</text:p>
          </table:table-cell>
          <table:table-cell table:style-name="Table1.B2" office:value-type="string">
            <text:p text:style-name="P4"><text:s/>(For general/all)</text:p>
            <text:p text:style-name="P4">Need to find an effective solution for saving the files (save all after closing or save on creation), Need to find an effective solution for button creation after creation of a subject or a note (Reread files every add or just refer to a list )</text:p>
          </table:table-cell>
        </table:table-row>
        <table:table-row>
          <table:covered-table-cell/>
          <table:table-cell table:style-name="Table1.B2" office:value-type="string">
            <text:p text:style-name="P4">Integration Test features identified in Sprint 1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><text:s/></text:p>
          </table:table-cell>
        </table:table-row>
        <table:table-row table:style-name="Table1.6">
          <table:table-cell table:style-name="Table1.A2" table:number-rows-spanned="2" office:value-type="string">
            <text:p text:style-name="P4">Feb 11</text:p>
            <text:p text:style-name="P4">Feb 13</text:p>
          </table:table-cell>
          <table:table-cell table:style-name="Table1.B2" office:value-type="string">
            <text:p text:style-name="P4">System Test Sprint 1</text:p>
            <text:p text:style-name="P4">Fix Bug</text:p>
          </table:table-cell>
          <table:table-cell table:style-name="Table1.B2" office:value-type="string">
            <text:p text:style-name="P4"><text:s text:c="2"/>ALL </text:p>
            <text:p text:style-name="P4"><text:s text:c="2"/>ALL</text:p>
          </table:table-cell>
          <table:table-cell table:style-name="Table1.B2" office:value-type="string">
            <text:p text:style-name="P4"><text:s/></text:p>
          </table:table-cell>
        </table:table-row>
        <table:table-row>
          <table:covered-table-cell/>
          <table:table-cell table:style-name="Table1.B2" office:value-type="string">
            <text:p text:style-name="P4">Retest<text:line-break/>Sprint Release Commit</text:p>
          </table:table-cell>
          <table:table-cell table:style-name="Table1.B2" office:value-type="string">
            <text:p text:style-name="P4"><text:s text:c="2"/>ALL</text:p>
            <text:p text:style-name="P4"><text:s text:c="2"/>Jannieca Camba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Feb 18</text:p>
            <text:p text:style-name="P4">Feb 20</text:p>
          </table:table-cell>
          <table:table-cell table:style-name="Table1.B2" office:value-type="string">
            <text:p text:style-name="P4">1. View Notes</text:p>
            <text:p text:style-name="P4"/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>Solved many problems so delete was delayed.</text:p>
            <text:p text:style-name="P4">Main problems solved:</text:p>
            <text:p text:style-name="P4">1) File Handling</text:p>
            <text:p text:style-name="P4">2) Passing of object on intents (Parcelable)</text:p>
            <text:p text:style-name="P4">3) Button name identified after pressing</text:p>
          </table:table-cell>
        </table:table-row>
        <table:table-row>
          <table:covered-table-cell/>
          <table:table-cell table:style-name="Table1.B2" office:value-type="string">
            <text:p text:style-name="P4">Fix Bug 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10" table:number-rows-spanned="2" office:value-type="string">
            <text:p text:style-name="P4">Feb 25</text:p>
            <text:p text:style-name="P4">Feb 27</text:p>
          </table:table-cell>
          <table:table-cell table:style-name="Table1.B10" table:number-columns-spanned="3" office:value-type="string">
            <text:p text:style-name="P5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4">System Test Sprint 2</text:p>
            <text:p text:style-name="P4">Fix Bug</text:p>
            <text:p text:style-name="P4">Retest</text:p>
          </table:table-cell>
          <table:table-cell table:style-name="Table1.B2" office:value-type="string">
            <text:p text:style-name="P4"><text:s text:c="2"/>ALL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04</text:p>
            <text:p text:style-name="P4">Mar 06</text:p>
          </table:table-cell>
          <table:table-cell table:style-name="Table1.B2" office:value-type="string">
            <text:p text:style-name="P4">1. Delete Subjects</text:p>
            <text:p text:style-name="P4">2. Delete Note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11</text:p>
            <text:p text:style-name="P4">Mar 13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18</text:p>
            <text:p text:style-name="P4">Mar 20</text:p>
          </table:table-cell>
          <table:table-cell table:style-name="Table1.B2" office:value-type="string">
            <text:p text:style-name="P4">1. Edit subject title</text:p>
            <text:p text:style-name="P4">2. Edit note title</text:p>
            <text:p text:style-name="P4">3. Edit note conten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Mar 25</text:p>
            <text:p text:style-name="P4">Mar 27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10" table:number-rows-spanned="2" office:value-type="string">
            <text:p text:style-name="P4">Apr 01</text:p>
            <text:p text:style-name="P4">Apr 03</text:p>
          </table:table-cell>
          <table:table-cell table:style-name="Table1.B10" table:number-columns-spanned="3" office:value-type="string">
            <text:p text:style-name="P5">Holy Week (Holy Wednesd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5">Holy Week (Good Friday)</text:p>
          </table:table-cell>
          <table:covered-table-cell/>
          <table:covered-table-cell/>
        </table:table-row>
        <text:soft-page-break/>
        <table:table-row>
          <table:table-cell table:style-name="Table1.A2" table:number-rows-spanned="2" office:value-type="string">
            <text:p text:style-name="P4">Apr 08</text:p>
            <text:p text:style-name="P4">Apr 10</text:p>
          </table:table-cell>
          <table:table-cell table:style-name="Table1.B2" office:value-type="string">
            <text:p text:style-name="P4">1. Add new activity</text:p>
            <text:p text:style-name="P4">2. View individual activity</text:p>
            <text:p text:style-name="P4">3. View day activities</text:p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15</text:p>
            <text:p text:style-name="P4">Apr 17</text:p>
          </table:table-cell>
          <table:table-cell table:style-name="Table1.B2" office:value-type="string">
            <text:p text:style-name="P4">1. Delete existing activity</text:p>
            <text:p text:style-name="P4">2. Edit existing activity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22</text:p>
            <text:p text:style-name="P4">Apr 24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table:number-rows-spanned="2" office:value-type="string">
            <text:p text:style-name="P4">Apr 29</text:p>
            <text:p text:style-name="P4">May 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5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">May 6</text:p>
          </table:table-cell>
          <table:table-cell table:style-name="Table1.B2" office:value-type="string">
            <text:p text:style-name="P4">Alpha Test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8</text:p>
          </table:table-cell>
          <table:table-cell table:style-name="Table1.B2" office:value-type="string">
            <text:p text:style-name="P4">Submission of Alpha Testing Result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13</text:p>
          </table:table-cell>
          <table:table-cell table:style-name="Table1.B2" office:value-type="string">
            <text:p text:style-name="P4">Beta Test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15</text:p>
          </table:table-cell>
          <table:table-cell table:style-name="Table1.B2" office:value-type="string">
            <text:p text:style-name="P4">Submission of Beta Testing Results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May 20</text:p>
          </table:table-cell>
          <table:table-cell table:style-name="Table1.B2" office:value-type="string">
            <text:p text:style-name="P4">Course Debriefing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8">Expected Number of Sprint Commits: 6</text:p>
      <text:p text:style-name="P6">Expected Number of Code Reviews: 6</text:p>
      <text:p text:style-name="P6">Expected Number of Software Release: 2 (Alpha and Beta)<office:annotation><dc:date>2015-01-27T13:39:14.29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 Sans1" svg:font-family="'Lucida Sans'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5-06T03:05:40.46</dc:date>
    <meta:editing-duration>PT2H38M59S</meta:editing-duration>
    <meta:editing-cycles>21</meta:editing-cycles>
    <meta:generator>OpenOffice.org/3.4.1$Win32 OpenOffice.org_project/341m1$Build-9593</meta:generator>
    <meta:document-statistic meta:table-count="1" meta:image-count="0" meta:object-count="0" meta:page-count="3" meta:paragraph-count="102" meta:word-count="334" meta:character-count="1848"/>
  </office:meta>
</office:document-meta>
</file>